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NINA ALEX AMILC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1949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7233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UCRA NINA ALEX AMILC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19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NZALES QUISPE, NOEM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8361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40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21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